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text:tab/>29</text:p>
          <text:p text:style-name="P9">6.6 Testitapaus 6 ()<text:tab/>29</text:p>
          <text:p text:style-name="P8">7. Yhteenveto<text:tab/>30</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8T13:59:21</dc:date>
    <dc:language>en-US</dc:language>
    <meta:editing-cycles>81</meta:editing-cycles>
    <meta:editing-duration>PT20H58M53S</meta:editing-duration>
    <meta:user-defined meta:name="Info 1"/>
    <meta:user-defined meta:name="Info 2"/>
    <meta:user-defined meta:name="Info 3"/>
    <meta:user-defined meta:name="Info 4"/>
    <meta:document-statistic meta:table-count="56" meta:image-count="0" meta:object-count="0" meta:page-count="34" meta:paragraph-count="1126" meta:word-count="3523" meta:character-count="25512"/>
  </office:meta>
</office:document-meta>
</file>